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style:font-name="Cambria" fo:font-size="18pt" fo:letter-spacing="0.0209in" fo:text-shadow="1pt 1pt" fo:font-weight="bold" style:font-size-asian="18pt" style:font-weight-asian="bold" style:font-name-complex="Cambria" style:font-size-complex="18pt"/>
    </style:style>
    <style:style style:name="P2" style:family="paragraph" style:parent-style-name="Standard">
      <style:text-properties fo:font-variant="small-caps" style:font-name="Cambria" fo:font-size="18pt" fo:letter-spacing="0.0209in" fo:text-shadow="1pt 1pt" fo:font-weight="bold" style:font-size-asian="18pt" style:font-weight-asian="bold" style:font-name-complex="Cambria" style:font-size-complex="18pt"/>
    </style:style>
    <style:style style:name="P3" style:family="paragraph" style:parent-style-name="Standard">
      <style:text-properties style:font-name="Cambria" style:font-name-complex="Cambria"/>
    </style:style>
    <style:style style:name="P4" style:family="paragraph" style:parent-style-name="Standard">
      <style:text-properties style:font-name="Cambria" officeooo:rsid="000acc7e" officeooo:paragraph-rsid="000acc7e" style:font-name-complex="Cambria"/>
    </style:style>
    <style:style style:name="P5" style:family="paragraph" style:parent-style-name="Standard">
      <style:text-properties style:font-name="Cambria" officeooo:paragraph-rsid="000c274c" style:font-name-complex="Cambria"/>
    </style:style>
    <style:style style:name="P6" style:family="paragraph" style:parent-style-name="Standard">
      <style:text-properties style:font-name="Cambria" officeooo:rsid="000c274c" officeooo:paragraph-rsid="000c274c" style:font-name-complex="Cambria"/>
    </style:style>
    <style:style style:name="T1" style:family="text">
      <style:text-properties officeooo:rsid="000acc7e"/>
    </style:style>
    <style:style style:name="T2" style:family="text">
      <style:text-properties officeooo:rsid="000b7c93"/>
    </style:style>
    <style:style style:name="T3" style:family="text">
      <style:text-properties officeooo:rsid="000c274c"/>
    </style:style>
    <style:style style:name="T4" style:family="text">
      <style:text-properties style:font-name="Cambria" style:font-name-complex="Cambria"/>
    </style:style>
    <style:style style:name="T5" style:family="text">
      <style:text-properties style:font-name="Cambria" fo:font-weight="bold" style:font-weight-asian="bold" style:font-name-complex="Cambria"/>
    </style:style>
    <style:style style:name="T6" style:family="text">
      <style:text-properties officeooo:rsid="000c45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-Aula</text:p>
      <text:p text:style-name="P2"/>
      <text:p text:style-name="P3">Nome do Aluno:</text:p>
      <text:p text:style-name="P3">Data da aula: <text:span text:style-name="T1">18/08/25</text:span></text:p>
      <text:p text:style-name="P3"/>
      <text:p text:style-name="P3">Temas/conceitos trabalhados em aula:</text:p>
      <text:p text:style-name="P3"/>
      <text:p text:style-name="P3">-<text:span text:style-name="T1">tipos de arquivos possíveis de serem acessados</text:span></text:p>
      <text:p text:style-name="P3">-<text:span text:style-name="T1">tipos de acessos (sequencial, aleatório)</text:span></text:p>
      <text:p text:style-name="P3">-<text:span text:style-name="T1">Portabildade</text:span></text:p>
      <text:p text:style-name="P3">-<text:span text:style-name="T1">tamanho de registro</text:span></text:p>
      <text:p text:style-name="P3">-<text:span text:style-name="T1">uso de buffer</text:span></text:p>
      <text:p text:style-name="P4">-integridade de dados</text:p>
      <text:p text:style-name="P3"/>
      <text:p text:style-name="P3"/>
      <text:p text:style-name="P3"/>
      <text:p text:style-name="P3"/>
      <text:p text:style-name="P3"/>
      <text:p text:style-name="P3">Detalhe as formas de interação com esses temas/conceitos (busca na Internet, leitura, implementação de programas, exposição do professor, conversa com o colega/professor etc.):</text:p>
      <text:p text:style-name="P3"/>
      <text:p text:style-name="P4"><text:tab/>Os tipos de arquivos que podem ser acessados pelas funções de leitura/escrita em C são divididos em dois grandes grupos, os arquivos de texto nos quais cada byte dentro do arquivo armazenda um caractere, e os arquivos em binário que são aqueles que armazenam dados que não são legíveis ao olho humano.</text:p>
      <text:p text:style-name="P3"><text:tab/><text:span text:style-name="T1">Existem dois tipos de acesso nesse processo, sendo eles o sequencial que lê todas as linhas do arquivo sequencialmente começando pela primeira, normalmente usada em arquivos de textos onde o acesso aleatório é dificultado pela realidade expansiva dos dados. Em contraposição o acesso aleatório pode acessar qualquer lugar do arquivo de forma premeditada, é então, por isso que comumente é usado com arquivos binários os quais não são expansivos.</text:span></text:p>
      <text:p text:style-name="P5"><text:tab/><text:span text:style-name="T2">As diferenças desses dois tipos de arquivos continuam, por exemplo arquivos de texto são mais versáteis e podem ser usados em mais plataformas mais facilmente enquanto asqruivos binários podem apresentar falhas de portabilidade muito mais recorrentes </text:span><text:span text:style-name="T3">uma vez que seus registros são mais sensíveis.</text:span></text:p>
      <text:p text:style-name="P3"><text:soft-page-break/><text:tab/><text:span text:style-name="T3">Além disso corrupção dos dados em arquivos binários é extremamente mais complexa do que em arquivos de texto visto que arquivos binários não podem ser lidos pelo olho humano e necessitam de algoritmos para a reccuperação de dados.</text:span></text:p>
      <text:p text:style-name="P3"/>
      <text:p text:style-name="Standard"><text:span text:style-name="T4">Comentários do aluno (</text:span><text:span text:style-name="T5">obrigatório</text:span><text:span text:style-name="T4"> no mínimo cinco linhas):</text:span></text:p>
      <text:p text:style-name="P3"/>
      <text:p text:style-name="P6">As funções estudadas em sala realmente foram muito úteis para o meu aprendizado e <text:span text:style-name="T6">eu gostei bastante disso visto que vou usar essas funções em outros projetos, como os de extensão, assim posso falar que a aula e o assunto foram ambos muito produtivos para mim e que a abordagem do conteúdo facilitou meus estudos em outras áreas.</text:span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Cabeçalho_20_Char" style:display-name="Cabeçalho Char" style:family="text">
      <style:text-properties fo:font-size="12pt" style:font-size-asian="12pt" style:font-size-complex="12pt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Cambria" fo:font-size="10pt" style:font-size-asian="10pt" style:font-name-complex="Cambria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4925in" fo:margin-left="1.1811in" fo:margin-right="1.181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footer>
        <text:p text:style-name="MP1">Algoritmos e Técnicas de Programação II – Noturno – 2º sem/2025</text:p>
        <text:p text:style-name="MP1">Prof. Marcus Vinicius Maltempi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RELATÓRIO-AVALIAÇÃO</dc:title>
    <dc:subject/>
    <meta:keyword/>
    <meta:initial-creator>Marcus Vinicius Maltempi</meta:initial-creator>
    <meta:creation-date>2024-08-01T12:12:00</meta:creation-date>
    <dc:date>2025-08-19T21:39:36.131501037</dc:date>
    <meta:editing-cycles>5</meta:editing-cycles>
    <meta:editing-duration>PT1H31M54S</meta:editing-duration>
    <meta:generator>LibreOffice/25.2.4.3$Linux_X86_64 LibreOffice_project/520$Build-3</meta:generator>
    <meta:document-statistic meta:table-count="0" meta:image-count="0" meta:object-count="0" meta:page-count="2" meta:paragraph-count="19" meta:word-count="339" meta:character-count="2175" meta:non-whitespace-character-count="1849"/>
  </office:meta>
</office:document-meta>
</file>